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c2a" officeooo:paragraph-rsid="00199c2a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Using File Descriptors</text:p>
      <text:p text:style-name="Preformatted_20_Text"/>
      <text:p text:style-name="Preformatted_20_Text">1) Try to append few lines to a file test.txt using file descriptor.</text:p>
      <text:p text:style-name="P2">2) Display the content of the file using file descriptor.</text:p>
      <text:p text:style-name="Standard"/>
      <text:p text:style-name="Standard"/>
      <text:p text:style-name="Standard">god@god:~/Desktop$ gedit assignment4_7.sh &amp;</text:p>
      <text:p text:style-name="Standard">[1] 3578</text:p>
      <text:p text:style-name="Standard">god@god:~/Desktop$ chmod +x assignment4_7.sh</text:p>
      <text:p text:style-name="Standard">god@god:~/Desktop$ gedit assignments.sh</text:p>
      <text:p text:style-name="Standard">god@god:~/Desktop$ chmod +x assignments.sh</text:p>
      <text:p text:style-name="Standard">god@god:~/Desktop$ ./assignment4_7.sh</text:p>
      <text:p text:style-name="Standard">god@god:~/Desktop$ cat test.txt</text:p>
      <text:p text:style-name="Standard">Helo this is using file descriptor</text:p>
      <text:p text:style-name="Standard">Monday 02 October 2023 04:42:02 PM IST</text:p>
      <text:p text:style-name="Standard">god@god:~/Desktop$ ./assignments.sh</text:p>
      <text:p text:style-name="Standard">Helo this is using file descriptor</text:p>
      <text:p text:style-name="Standard">Monday 02 October 2023 04:47:05 PM IST</text:p>
      <text:p text:style-name="Standard">god@god:~/Desktop$ </text:p>
      <text:p text:style-name="Standard"/>
      <text:p text:style-name="Standard"/>
      <text:p text:style-name="P1">CONTENTS IN <text:s/>THE FILE “assignment4_7.sh”</text:p>
      <text:p text:style-name="P1"/>
      <text:p text:style-name="P1">#!/usr/bin/env bash</text:p>
      <text:p text:style-name="P1"/>
      <text:p text:style-name="P1">exec 3&gt; test.txt</text:p>
      <text:p text:style-name="P1">echo "Helo this is using file descriptor" &gt;&amp;3</text:p>
      <text:p text:style-name="P1">date &gt;&amp;3</text:p>
      <text:p text:style-name="P1">exec 3&lt;&amp;-</text:p>
      <text:p text:style-name="P1"/>
      <text:p text:style-name="P1">CONTENTS IN THE FILE “assignments.sh”</text:p>
      <text:p text:style-name="P1"/>
      <text:p text:style-name="P1">#!/bin/bash</text:p>
      <text:p text:style-name="P1"/>
      <text:p text:style-name="P1">exec 3&lt; test.txt</text:p>
      <text:p text:style-name="P1">cat &lt;&amp;3</text:p>
      <text:p text:style-name="P1">exec 3&lt;&amp;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6:47:38.644375326</meta:creation-date>
    <dc:date>2023-10-05T20:14:58.278410180</dc:date>
    <meta:editing-duration>PT3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112" meta:character-count="806" meta:non-whitespace-character-count="719"/>
  </office:meta>
</office:document-meta>
</file>